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Devanagari1" svg:font-family="'Lohit Devanagari'"/>
    <style:font-face style:name="PingFang SC" svg:font-family="'PingFang SC', 'Lantinghei SC', 'Microsoft YaHei', arial, sans-serif, tahoma"/>
    <style:font-face style:name="arial" svg:font-family="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officeooo:rsid="0018a26a" officeooo:paragraph-rsid="0018a26a"/>
    </style:style>
    <style:style style:name="P2" style:family="paragraph" style:parent-style-name="Standard">
      <style:text-properties fo:font-variant="normal" fo:text-transform="none" fo:color="#333333" fo:letter-spacing="normal" officeooo:rsid="0018a26a" officeooo:paragraph-rsid="0018a26a"/>
    </style:style>
    <style:style style:name="P3" style:family="paragraph" style:parent-style-name="Text_20_body">
      <style:text-properties fo:font-variant="normal" fo:text-transform="none" fo:color="#333333" fo:letter-spacing="normal" officeooo:rsid="0018a26a" officeooo:paragraph-rsid="0018a26a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5" style:family="paragraph" style:parent-style-name="Preformatted_20_Text">
      <style:text-properties fo:font-variant="normal" fo:text-transform="none" fo:color="#333333" fo:letter-spacing="normal" officeooo:rsid="0018a26a" officeooo:paragraph-rsid="0018a26a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fo:font-size="10.5pt" fo:font-style="normal" fo:font-weight="normal"/>
    </style:style>
    <style:style style:name="T3" style:family="text">
      <style:text-properties fo:font-size="10.5pt" fo:font-style="normal" fo:font-weight="normal" style:font-name-asian="arial" style:font-size-asian="10.5pt" style:font-style-asian="normal" style:font-weight-asian="normal"/>
    </style:style>
    <style:style style:name="T4" style:family="text">
      <style:text-properties style:font-name-asian="arial" style:font-size-asian="10.5pt" style:font-style-asian="normal" style:font-weight-asian="normal"/>
    </style:style>
    <style:style style:name="T5" style:family="text">
      <style:text-properties officeooo:rsid="00193afe" style:font-name-asian="arial" style:font-size-asian="10.5pt" style:font-style-asian="normal" style:font-weight-asian="normal"/>
    </style:style>
    <style:style style:name="T6" style:family="text">
      <style:text-properties style:font-size-asian="10.5pt" style:font-style-asian="normal" style:font-weight-asian="normal"/>
    </style:style>
    <style:style style:name="T7" style:family="text">
      <style:text-properties fo:color="#ff3333" style:font-name-asian="arial" style:font-size-asian="10.5pt" style:font-style-asian="normal" style:font-weight-asian="normal"/>
    </style:style>
    <style:style style:name="T8" style:family="text">
      <style:text-properties fo:color="#ff3333" style:font-name="arial" fo:font-size="10.5pt" fo:font-style="normal" fo:font-weight="normal"/>
    </style:style>
    <style:style style:name="T9" style:family="text">
      <style:text-properties style:font-name="Arial" fo:font-size="10.5pt" fo:font-style="normal" fo:font-weight="normal" style:font-name-asian="arial" style:font-size-asian="10.5pt" style:font-style-asian="normal" style:font-weight-asian="normal"/>
    </style:style>
    <style:style style:name="T10" style:family="text">
      <style:text-properties style:font-name-asian="Arial" style:font-size-asian="10.5pt" style:font-style-asian="normal" style:font-weight-asian="normal"/>
    </style:style>
    <style:style style:name="T11" style:family="text">
      <style:text-properties style:font-name="PingFang SC" fo:font-size="12pt" fo:font-style="normal" fo:font-weight="normal" style:font-name-asian="arial" style:font-size-asian="10.5pt" style:font-style-asian="normal" style:font-weight-asian="normal"/>
    </style:style>
    <style:style style:name="T12" style:family="text">
      <style:text-properties style:font-name-asian="PingFang SC" style:font-size-asian="12pt" style:font-style-asian="normal" style:font-weight-asian="normal"/>
    </style:style>
    <style:style style:name="T13" style:family="text">
      <style:text-properties fo:color="#3f88bf" style:text-line-through-style="none" style:text-line-through-type="none" style:font-name="PingFang SC" fo:font-size="12pt" fo:font-style="normal" style:text-underline-style="none" fo:font-weight="normal" style:text-blinking="false" style:font-name-asian="arial" style:font-size-asian="10.5pt" style:font-style-asian="normal" style:font-weight-asian="normal"/>
    </style:style>
    <style:style style:name="T14" style:family="text">
      <style:text-properties fo:color="#3f88bf" style:text-line-through-style="none" style:text-line-through-type="none" style:text-underline-style="none" style:text-blinking="false" style:font-name-asian="PingFang SC" style:font-size-asian="12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文泉驿点阵正黑</text:p>
      <text:p text:style-name="P2"><text:span text:style-name="T8">CMOS</text:span><text:span text:style-name="T4">（本意是指互补金属氧化物半导体——一种大规模应用于集成电路芯片制造的原料）</text:span><text:span text:style-name="T7">是微机主板上的一块可读写的</text:span><text:span text:style-name="T8">RAM</text:span><text:span text:style-name="T7">芯 片</text:span><text:span text:style-name="T4">，</text:span><text:span text:style-name="T7">用来保存当前系统的硬件配置和用户对某些参数的设定</text:span><text:span text:style-name="T4">。</text:span><text:span text:style-name="T1">CMOS</text:span><text:span text:style-name="T4">可由主板的电池供电，即使系统掉电，信息也不会丢失。 </text:span><text:span text:style-name="T1">CMOS RAM</text:span><text:span text:style-name="T4">本身只是一块存储器，只有数据保存功能，而对</text:span><text:span text:style-name="T1">CMOS</text:span><text:span text:style-name="T4">中各项参数的设定要通过专门的程序。</text:span></text:p>
      <text:p text:style-name="P2"><text:span text:style-name="T9">CMOS</text:span><text:span text:style-name="T10">是电脑主机板上一块特殊的</text:span><text:span text:style-name="T9">RAM</text:span><text:span text:style-name="T10">芯片，是系统参数存放的地方，而</text:span><text:span text:style-name="T9">BIOS</text:span><text:span text:style-name="T10">中系统设置程序是完成参数设置的手段。因此，准确的说法应是通过</text:span><text:span text:style-name="T9">BIOS</text:span><text:span text:style-name="T10">设置程序对</text:span><text:span text:style-name="T9">COMS</text:span><text:span text:style-name="T10">参数进行设置。</text:span><text:span text:style-name="T9">CMOS</text:span><text:span text:style-name="T10">存储器是用来存储</text:span><text:span text:style-name="T9">BIOS</text:span><text:span text:style-name="T10">设定后的要保存数据的，包括一些系统的硬件配置和用户对某些参数的设定，比如传统</text:span><text:span text:style-name="T9">BIOS</text:span><text:span text:style-name="T10">的系统密码和设备启动顺序等等</text:span><text:span text:style-name="T9">CMOS</text:span><text:span text:style-name="T10">是进入装系统的的启动项</text:span><text:span text:style-name="T9">CMOS</text:span><text:span text:style-name="T10">由电池供电，当电池无电时</text:span><text:span text:style-name="T9">CMOS</text:span><text:span text:style-name="T10">中的设置信息将丢失。</text:span></text:p>
      <text:p text:style-name="P3"><text:span text:style-name="T3">BIOS</text:span><text:span text:style-name="T4">是软件、是程序！</text:span></text:p>
      <text:p text:style-name="P4"><text:span text:style-name="T2">CMOS</text:span><text:span text:style-name="T6">是芯片、是硬件！</text:span></text:p>
      <text:p text:style-name="P4"><text:span text:style-name="T6">实际上我们是通过</text:span><text:span text:style-name="T2">BIOS</text:span><text:span text:style-name="T6">这个程序，去设置</text:span><text:span text:style-name="T2">CMOS</text:span><text:span text:style-name="T6">里的参数的。</text:span></text:p>
      <text:p text:style-name="P4"><text:span text:style-name="T2">CMOS</text:span><text:span text:style-name="T6">是一块芯片，集成在主板上，里面保存着重要的开机参数，而保存是需要电力来维持的，所以每一块主板上都会有一颗纽扣电池，叫</text:span><text:span text:style-name="T2">CMOS</text:span><text:span text:style-name="T6">电池。</text:span></text:p>
      <text:p text:style-name="P4"><text:span text:style-name="T2">CMOS</text:span><text:span text:style-name="T6">里存放着参数，要设置它，我们必须通过程序把设置好的参数写入</text:span><text:span text:style-name="T2">CMOS</text:span><text:span text:style-name="T6">，所以，就利用</text:span><text:span text:style-name="T2">BIOS</text:span><text:span text:style-name="T6">程序来读写。</text:span></text:p>
      <text:p text:style-name="P5"><text:bookmark text:name="best-content-179843892"/><text:span text:style-name="T4">系统启动自举程序</text:span><text:span text:style-name="T5">：</text:span><text:span text:style-name="T12">系统完成</text:span><text:span text:style-name="T11">POST</text:span><text:span text:style-name="T12">自检后，</text:span><text:span text:style-name="T11">ROM BIOS</text:span><text:span text:style-name="T12">就首先按照系统</text:span><text:span text:style-name="T11">CMOS</text:span><text:span text:style-name="T12">设置中保存的启动顺序搜索软硬盘驱动器及</text:span><text:a xlink:type="simple" xlink:href="https://www.baidu.com/s?wd=CD-ROM&amp;tn=44039180_cpr&amp;fenlei=mv6quAkxTZn0IZRqIHckPjm4nH00T1dWmHIbmhu-uhPhP10LPHTv0ZwV5Hcvrjm3rH6sPfKWUMw85HfYnjn4nH6sgvPsT6KdThsqpZwYTjCEQLGCpyw9Uz4Bmy-bIi4WUvYETgN-TLwGUv3EPHc3rjm1nWD" office:target-frame-name="_blank" xlink:show="new" text:style-name="Internet_20_link" text:visited-style-name="Visited_20_Internet_20_Link"><text:span text:style-name="T13">CD-ROM</text:span></text:a><text:span text:style-name="T11">,</text:span><text:span text:style-name="T12">网络服务器等有效地启动驱动器，读入</text:span><text:a xlink:type="simple" xlink:href="https://www.baidu.com/s?wd=操作系统&amp;tn=44039180_cpr&amp;fenlei=mv6quAkxTZn0IZRqIHckPjm4nH00T1dWmHIbmhu-uhPhP10LPHTv0ZwV5Hcvrjm3rH6sPfKWUMw85HfYnjn4nH6sgvPsT6KdThsqpZwYTjCEQLGCpyw9Uz4Bmy-bIi4WUvYETgN-TLwGUv3EPHc3rjm1nWD" office:target-frame-name="_blank" xlink:show="new" text:style-name="Internet_20_link" text:visited-style-name="Visited_20_Internet_20_Link"><text:span text:style-name="T14">操作系统</text:span></text:a><text:span text:style-name="T12">引导记录，然后将系统控制权交给引导记录，并由引导记录来完成系统的顺序启动。</text:span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Lohit Devanagari1" svg:font-family="'Lohit Devanagari'"/>
    <style:font-face style:name="PingFang SC" svg:font-family="'PingFang SC', 'Lantinghei SC', 'Microsoft YaHei', arial, sans-serif, tahoma"/>
    <style:font-face style:name="arial" svg:font-family="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0:47:39.510406663</meta:creation-date>
    <dc:date>2018-03-29T21:03:39.180890185</dc:date>
    <meta:editing-duration>PT9H15M38S</meta:editing-duration>
    <meta:editing-cycles>1</meta:editing-cycles>
    <meta:document-statistic meta:table-count="0" meta:image-count="0" meta:object-count="0" meta:page-count="1" meta:paragraph-count="9" meta:word-count="581" meta:character-count="679" meta:non-whitespace-character-count="675"/>
    <meta:generator>LibreOffice/4.3.7.2$Linux_X86_64 LibreOffice_project/430$Build-2</meta:generator>
  </office:meta>
</office:document-meta>
</file>